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0f128b"/>
    </style:style>
    <style:style style:name="P4" style:family="paragraph" style:parent-style-name="Heading_20_2">
      <style:text-properties officeooo:rsid="05735d0c" officeooo:paragraph-rsid="0611b8eb"/>
    </style:style>
    <style:style style:name="P5" style:family="paragraph" style:parent-style-name="Heading_20_2">
      <style:text-properties officeooo:rsid="05735d0c" officeooo:paragraph-rsid="061e92a7"/>
    </style:style>
    <style:style style:name="P6" style:family="paragraph" style:parent-style-name="Text_20_body">
      <style:text-properties officeooo:rsid="0607daed" officeooo:paragraph-rsid="060f128b"/>
    </style:style>
    <style:style style:name="P7" style:family="paragraph" style:parent-style-name="Text_20_body">
      <style:text-properties officeooo:rsid="05f8bd4a" officeooo:paragraph-rsid="060f128b"/>
    </style:style>
    <style:style style:name="P8" style:family="paragraph" style:parent-style-name="Text_20_body">
      <style:text-properties officeooo:rsid="0609cebf" officeooo:paragraph-rsid="0611b8eb"/>
    </style:style>
    <style:style style:name="P9" style:family="paragraph" style:parent-style-name="Text_20_body">
      <style:text-properties officeooo:rsid="061e92a7" officeooo:paragraph-rsid="061e92a7"/>
    </style:style>
    <style:style style:name="P10" style:family="paragraph" style:parent-style-name="Text_20_body">
      <style:text-properties officeooo:rsid="061f449d" officeooo:paragraph-rsid="061f449d"/>
    </style:style>
    <style:style style:name="P11" style:family="paragraph" style:parent-style-name="Heading_20_1">
      <style:paragraph-properties fo:line-height="100%"/>
      <style:text-properties officeooo:rsid="05226f8d" officeooo:paragraph-rsid="04af6545"/>
    </style:style>
    <style:style style:name="P12" style:family="paragraph" style:parent-style-name="Heading_20_2">
      <style:text-properties officeooo:rsid="05735d0c" officeooo:paragraph-rsid="061f449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60b1cd7" style:font-weight-asian="normal" style:font-weight-complex="normal"/>
    </style:style>
    <style:style style:name="T3" style:family="text">
      <style:text-properties officeooo:rsid="05ff79ad"/>
    </style:style>
    <style:style style:name="T4" style:family="text">
      <style:text-properties officeooo:rsid="0607dae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604f03b" style:font-style-asian="italic" style:font-weight-asian="normal" style:font-style-complex="italic" style:font-weight-complex="normal"/>
    </style:style>
    <style:style style:name="T7" style:family="text">
      <style:text-properties officeooo:rsid="061d27f9"/>
    </style:style>
    <style:style style:name="T8" style:family="text">
      <style:text-properties officeooo:rsid="061e92a7"/>
    </style:style>
    <style:style style:name="T9" style:family="text">
      <style:text-properties officeooo:rsid="061f44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מטלה - חלוקת שכר-<text:span text:style-name="T3">דירה – שאלות נוספות</text:span></text:h>
      <text:p text:style-name="P3">שאלה <text:span text:style-name="T7">1: בעיית מכפלת הצריחים</text:span></text:p>
      <text:p text:style-name="P7">נתון לוח שחמט (8 על 8) שבו בכל משבצת כתוב מספר חיובי כלשהו.</text:p>
      <text:p text:style-name="P7"><text:span text:style-name="T4">עליכם להציב </text:span>שמונה צריחים על הלוח, כך שאף צריח לא מאיים על אף צריח אחר, ומכפלת המספרים הרשומים תחת הצריחים היא הגדולה ביותר.</text:p>
      <text:p text:style-name="P6">א. כיתבו את בעיית האופטימיזציה.</text:p>
      <text:p text:style-name="P6">ב. הדגימו את פתרון הבעיה על לוח קטן (3 על 3).</text:p>
      <text:p text:style-name="P4">שאלה <text:span text:style-name="T7">2: כיסוי מינימלי</text:span></text:p>
      <text:p text:style-name="P8"><text:span text:style-name="T6">כ</text:span><text:span text:style-name="T5">יסוי (covering) </text:span><text:span text:style-name="T1">של גרף הוא תת-קבוצה של הצמתים בגרף, כך שכל קשת בגרף סמוכה לפחות לצומת אחד מתוך הקבוצה.</text:span></text:p>
      <text:p text:style-name="P8"><text:span text:style-name="T1">כיתבו בעיית אופטימיזציה למציאת כיסוי </text:span><text:span text:style-name="T2">מינימלי - כיסוי </text:span><text:span text:style-name="T1">עם מספר קטן ביותר של צמתים. הגדירו במדוייק מה הם המשתנים, מה הם האילוצים, ומה פונקציית המטרה.</text:span></text:p>
      <text:p text:style-name="P5">שאלה <text:span text:style-name="T8">3: וקטור אגליטרי</text:span></text:p>
      <text:p text:style-name="P9">האם בחלוקה עם וקטור-מחירים אגליטרי יכולה להיות קנאה, כשיש שני שותפים ושני חדרים?</text:p>
      <text:p text:style-name="P12">שאלה <text:span text:style-name="T9">4: מיקסום סכום ערכים עם כמה חפצים לכל שחקן</text:span></text:p>
      <text:p text:style-name="P10">שלושה סטודנטים פותרים ביחד מטלה עם 12 שאלות. כל השאלות חובה. הם מחליטים שכל אחד יפתור 4 שאלות בדיוק. כל סטודנט מייחס ערך מסויים לכל אחת מ-12 השאלות. תארו אלגוריתם המוצא חלוקת שאלות הממקסמת את סכום הערכים של הסטודנטי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19-11-08T13:31:49.399000000</dc:date>
    <meta:editing-duration>P11DT4H55M12S</meta:editing-duration>
    <meta:editing-cycles>1389</meta:editing-cycles>
    <meta:document-statistic meta:table-count="0" meta:image-count="0" meta:object-count="0" meta:page-count="1" meta:paragraph-count="15" meta:word-count="184" meta:character-count="978" meta:non-whitespace-character-count="808"/>
  </office:meta>
</office:document-meta>
</file>